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Uno" style:family="table">
      <style:table-properties style:width="17.119cm" fo:margin-left="-0.095cm" table:align="left"/>
    </style:style>
    <style:style style:name="TablaUno.A" style:family="table-column">
      <style:table-column-properties style:column-width="8.599cm"/>
    </style:style>
    <style:style style:name="TablaUno.B" style:family="table-column">
      <style:table-column-properties style:column-width="8.52cm"/>
    </style:style>
    <style:style style:name="TablaUno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Uno.B1" style:family="table-cell">
      <style:table-cell-properties fo:padding="0.097cm" fo:border="0.05pt solid #000000"/>
    </style:style>
    <style:style style:name="TablaUno.A2" style:family="table-cell">
      <style:table-cell-properties fo:padding="0.097cm" fo:border-left="0.05pt solid #000000" fo:border-right="none" fo:border-top="none" fo:border-bottom="0.05pt solid #000000"/>
    </style:style>
    <style:style style:name="TablaUno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119cm" fo:margin-left="-0.095cm" table:align="left"/>
    </style:style>
    <style:style style:name="Tabla1.A" style:family="table-column">
      <style:table-column-properties style:column-width="8.599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119cm" fo:margin-left="-0.095cm" table:align="left"/>
    </style:style>
    <style:style style:name="Tabla2.A" style:family="table-column">
      <style:table-column-properties style:column-width="8.599cm"/>
    </style:style>
    <style:style style:name="Tabla2.B" style:family="table-column">
      <style:table-column-properties style:column-width="8.5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9c8" officeooo:paragraph-rsid="000559c8"/>
    </style:style>
    <style:style style:name="P2" style:family="paragraph" style:parent-style-name="Standard">
      <style:text-properties officeooo:rsid="0006464f" officeooo:paragraph-rsid="0006464f"/>
    </style:style>
    <style:style style:name="P3" style:family="paragraph" style:parent-style-name="Standard">
      <style:text-properties officeooo:rsid="00067168" officeooo:paragraph-rsid="00067168"/>
    </style:style>
    <style:style style:name="P4" style:family="paragraph" style:parent-style-name="Standard">
      <style:text-properties officeooo:rsid="00078243" officeooo:paragraph-rsid="00078243"/>
    </style:style>
    <style:style style:name="P5" style:family="paragraph" style:parent-style-name="Standard">
      <style:text-properties officeooo:rsid="00078243" officeooo:paragraph-rsid="00078e14"/>
    </style:style>
    <style:style style:name="P6" style:family="paragraph" style:parent-style-name="Standard">
      <style:text-properties officeooo:rsid="00078243" officeooo:paragraph-rsid="0015c605"/>
    </style:style>
    <style:style style:name="P7" style:family="paragraph" style:parent-style-name="Standard">
      <style:text-properties officeooo:rsid="00078e14" officeooo:paragraph-rsid="00078e14"/>
    </style:style>
    <style:style style:name="P8" style:family="paragraph" style:parent-style-name="Standard">
      <style:text-properties fo:font-weight="bold" officeooo:rsid="000559c8" officeooo:paragraph-rsid="000559c8" style:font-weight-asian="bold" style:font-weight-complex="bold"/>
    </style:style>
    <style:style style:name="P9" style:family="paragraph" style:parent-style-name="Standard">
      <style:text-properties fo:font-weight="bold" officeooo:rsid="0006464f" officeooo:paragraph-rsid="0006464f" style:font-weight-asian="bold" style:font-weight-complex="bold"/>
    </style:style>
    <style:style style:name="P10" style:family="paragraph" style:parent-style-name="Standard">
      <style:text-properties fo:font-weight="bold" officeooo:rsid="00078243" officeooo:paragraph-rsid="00078243" style:font-weight-asian="bold" style:font-weight-complex="bold"/>
    </style:style>
    <style:style style:name="P11" style:family="paragraph" style:parent-style-name="Standard">
      <style:text-properties fo:font-weight="bold" officeooo:rsid="00078e14" officeooo:paragraph-rsid="00078e1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c38c5" officeooo:paragraph-rsid="000c38c5" style:font-size-asian="31.5pt" style:font-weight-asian="bold" style:font-size-complex="3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c856e" officeooo:paragraph-rsid="000c856e" style:font-size-asian="31.5pt" style:font-weight-asian="bold" style:font-size-complex="3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856e" officeooo:paragraph-rsid="000c856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c856e" officeooo:paragraph-rsid="000c856e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078e14" officeooo:paragraph-rsid="00078e14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e7d3b" officeooo:paragraph-rsid="000e7d3b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5pt" fo:font-weight="bold" officeooo:rsid="000559c8" officeooo:paragraph-rsid="000559c8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officeooo:rsid="00078243" officeooo:paragraph-rsid="00078243"/>
    </style:style>
    <style:style style:name="P20" style:family="paragraph" style:parent-style-name="Table_20_Contents">
      <style:text-properties officeooo:rsid="000c856e" officeooo:paragraph-rsid="000c856e"/>
    </style:style>
    <style:style style:name="P21" style:family="paragraph" style:parent-style-name="Standard" style:list-style-name="L1">
      <style:paragraph-properties fo:text-align="center" style:justify-single-word="false"/>
      <style:text-properties officeooo:rsid="000c856e" officeooo:paragraph-rsid="000c856e"/>
    </style:style>
    <style:style style:name="P22" style:family="paragraph" style:parent-style-name="Standard" style:list-style-name="L3">
      <style:text-properties officeooo:rsid="000c856e" officeooo:paragraph-rsid="000b18f2"/>
    </style:style>
    <style:style style:name="P23" style:family="paragraph" style:parent-style-name="Standard" style:list-style-name="L2">
      <style:text-properties officeooo:rsid="0006464f" officeooo:paragraph-rsid="0006464f"/>
    </style:style>
    <style:style style:name="P24" style:family="paragraph" style:parent-style-name="Standard" style:list-style-name="L2">
      <style:text-properties officeooo:rsid="00067168" officeooo:paragraph-rsid="00067168"/>
    </style:style>
    <style:style style:name="P25" style:family="paragraph" style:parent-style-name="Standard">
      <style:text-properties fo:font-weight="bold" officeooo:rsid="00078243" officeooo:paragraph-rsid="00078243" style:font-weight-asian="bold" style:font-weight-complex="bold"/>
    </style:style>
    <style:style style:name="P26" style:family="paragraph" style:parent-style-name="Standard" style:list-style-name="L3">
      <style:text-properties officeooo:rsid="000879b7" officeooo:paragraph-rsid="001232f9"/>
    </style:style>
    <style:style style:name="P27" style:family="paragraph" style:parent-style-name="Standard" style:list-style-name="L3">
      <style:text-properties officeooo:rsid="000879b7" officeooo:paragraph-rsid="000879b7"/>
    </style:style>
    <style:style style:name="P28" style:family="paragraph" style:parent-style-name="Standard" style:list-style-name="L3">
      <style:text-properties officeooo:rsid="000879b7" officeooo:paragraph-rsid="000c856e"/>
    </style:style>
    <style:style style:name="P29" style:family="paragraph" style:parent-style-name="Standard" style:list-style-name="L3">
      <style:text-properties officeooo:rsid="000879b7" officeooo:paragraph-rsid="00092746"/>
    </style:style>
    <style:style style:name="P30" style:family="paragraph" style:parent-style-name="Standard" style:list-style-name="L3">
      <style:text-properties officeooo:rsid="000b07e7" officeooo:paragraph-rsid="000b07e7"/>
    </style:style>
    <style:style style:name="P31" style:family="paragraph" style:parent-style-name="Standard" style:list-style-name="L3">
      <style:text-properties officeooo:rsid="000b07e7" officeooo:paragraph-rsid="0015c605"/>
    </style:style>
    <style:style style:name="P32" style:family="paragraph" style:parent-style-name="Standard" style:list-style-name="L3">
      <style:text-properties officeooo:rsid="000b18f2" officeooo:paragraph-rsid="000b18f2"/>
    </style:style>
    <style:style style:name="P33" style:family="paragraph" style:parent-style-name="Standard" style:list-style-name="L3">
      <style:text-properties style:text-underline-style="solid" style:text-underline-width="auto" style:text-underline-color="font-color" fo:font-weight="bold" officeooo:rsid="00092746" officeooo:paragraph-rsid="00092746" style:font-weight-asian="bold" style:font-weight-complex="bold"/>
    </style:style>
    <style:style style:name="P34" style:family="paragraph" style:parent-style-name="Standard" style:list-style-name="L3">
      <style:text-properties officeooo:rsid="0015c605" officeooo:paragraph-rsid="0015c605"/>
    </style:style>
    <style:style style:name="P35" style:family="paragraph" style:parent-style-name="Standard">
      <style:text-properties officeooo:rsid="00078243" officeooo:paragraph-rsid="00078243"/>
    </style:style>
    <style:style style:name="P36" style:family="paragraph" style:parent-style-name="Standard">
      <style:text-properties officeooo:rsid="00078243" officeooo:paragraph-rsid="00078e14"/>
    </style:style>
    <style:style style:name="T1" style:family="text">
      <style:text-properties officeooo:rsid="000b07e7"/>
    </style:style>
    <style:style style:name="T2" style:family="text">
      <style:text-properties style:text-outline="false" fo:text-shadow="none" style:text-underline-style="solid" style:text-underline-width="auto" style:text-underline-color="font-color" fo:font-weight="bold" officeooo:rsid="000879b7" style:font-weight-asian="bold" style:font-weight-complex="bold"/>
    </style:style>
    <style:style style:name="T3" style:family="text">
      <style:text-properties officeooo:rsid="000b18f2"/>
    </style:style>
    <style:style style:name="T4" style:family="text">
      <style:text-properties officeooo:rsid="000c856e"/>
    </style:style>
    <style:style style:name="T5" style:family="text">
      <style:text-properties officeooo:rsid="000e7d3b"/>
    </style:style>
    <style:style style:name="T6" style:family="text">
      <style:text-properties officeooo:rsid="001062dd"/>
    </style:style>
    <style:style style:name="T7" style:family="text">
      <style:text-properties officeooo:rsid="0010c4eb"/>
    </style:style>
    <style:style style:name="T8" style:family="text">
      <style:text-properties officeooo:rsid="0015c60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4">Especificación</text:span> de requisitos de software</text:p>
      <text:p text:style-name="P12"/>
      <text:p text:style-name="P12"/>
      <text:p text:style-name="P12"/>
      <text:p text:style-name="P13">Proyecto: Cuestionados</text:p>
      <text:p text:style-name="P13"/>
      <text:p text:style-name="P13"/>
      <text:p text:style-name="P13"/>
      <text:p text:style-name="P13"/>
      <text:p text:style-name="P13"/>
      <text:p text:style-name="P13"/>
      <text:p text:style-name="P15">Integrantes:</text:p>
      <text:p text:style-name="P14"/>
      <text:list xml:id="list6000672015959629930" text:style-name="L1">
        <text:list-header>
          <text:p text:style-name="P21">Fraschetti Nicolas</text:p>
          <text:p text:style-name="P21">Fischer Sebastian</text:p>
          <text:p text:style-name="P21">Copia Juan Manuel</text:p>
        </text:list-header>
      </text:list>
      <text:p text:style-name="P1"/>
      <text:p text:style-name="P1"/>
      <text:p text:style-name="P1"/>
      <text:p text:style-name="P1"/>
      <text:p text:style-name="P1"><text:soft-page-break/></text:p>
      <text:p text:style-name="P17">Índ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Introducción</text:p>
      <text:p text:style-name="P18"/>
      <text:p text:style-name="P8">1.1 Propósito</text:p>
      <text:p text:style-name="P1">El presente documento tiene como propósito definir las especificaciones funcionales, no</text:p>
      <text:p text:style-name="P1">funcionales y del sistema para la implementación de un juego de trivias, el cual permitirá a dos jugadores enfrentarse en una partida de preguntas y respuestas a <text:span text:style-name="T5">través</text:span> de una GUI, sera una <text:span text:style-name="T5">aplicación multijugador, es decir cada jugador podrá jugar por internet desde su ubicación.</text:span></text:p>
      <text:p text:style-name="P1"/>
      <text:p text:style-name="P9">1.2 Alcance</text:p>
      <text:p text:style-name="P2">Diseño, Desarrollo e Implementación del juego Cuestionados.</text:p>
      <text:p text:style-name="P2">El juego será una aplicación basada en JAVA que funcionará en un entorno</text:p>
      <text:p text:style-name="P2">web que permitirá a <text:span text:style-name="T5">múltiples</text:span> usuarios jugar entre si.</text:p>
      <text:p text:style-name="P2">Ésta aplicación dará apoyo a los siguientes procesos:</text:p>
      <text:list xml:id="list2137972666175177265" text:style-name="L2">
        <text:list-item>
          <text:p text:style-name="P23">Jugar partidas contra otra persona ya sea amiga o una persona aleatoria.</text:p>
        </text:list-item>
        <text:list-item>
          <text:p text:style-name="P24">Agregar amigos</text:p>
        </text:list-item>
        <text:list-item>
          <text:p text:style-name="P24">Responder preguntas de diferentes <text:span text:style-name="T5">categorías</text:span> <text:span text:style-name="T5">temáticas</text:span> (por ejemplo: historia, arte, etc)</text:p>
        </text:list-item>
        <text:list-item>
          <text:p text:style-name="P24">Chatear con amigos</text:p>
        </text:list-item>
        <text:list-item>
          <text:p text:style-name="P24">Ver ranking total y semanal de amigos</text:p>
        </text:list-item>
        <text:list-item>
          <text:p text:style-name="P24">Ver historial de partidas jugadas. </text:p>
        </text:list-item>
        <text:list-item>
          <text:p text:style-name="P24">Sugerencia de nuevas preguntas por parte de los usuarios</text:p>
        </text:list-item>
      </text:list>
      <text:p text:style-name="P3"/>
      <text:p text:style-name="P10">1.3 Definiciones, acrónimos y abreviaciones</text:p>
      <text:p text:style-name="P4">GUI: Interfaz <text:span text:style-name="T5">Gráfica</text:span> de Usuario</text:p>
      <text:p text:style-name="P4">API: Interfaz de programación de aplicaciones</text:p>
      <text:p text:style-name="P4"/>
      <text:p text:style-name="P10">1.4 Glosario</text:p>
      <text:p text:style-name="P4">Multi-usuarios: En general se le llama multiusuario a la característica de un sistema</text:p>
      <text:p text:style-name="P4">operativo o programa que permite proveer servicio y procesamiento a múltiples usuarios</text:p>
      <text:p text:style-name="P4">simultáneamente (tanto en paralelismo real como simulado).</text:p>
      <text:p text:style-name="P4"/>
      <text:p text:style-name="P4">Usuario: Persona que puede ingresar a la zona privada del CMST, a través de un</text:p>
      <text:p text:style-name="P4">proceso de autenticación utilizando nombre y contraseña.</text:p>
      <text:p text:style-name="P4"/>
      <text:p text:style-name="P4">Base de Datos: Es un conjunto de datos que pertenecen al mismo contexto almacenados</text:p>
      <text:p text:style-name="P4">sistemáticamente para su posterior uso.</text:p>
      <text:p text:style-name="P4"/>
      <text:p text:style-name="P4">Aplicación: Es un programa informático diseñado para facilitar al usuario la realización</text:p>
      <text:p text:style-name="P4">de un determinado tipo de trabajo.</text:p>
      <text:p text:style-name="P4"/>
      <text:p text:style-name="P4">Java: Es un <text:span text:style-name="T5">lenguaje</text:span> de programación orientado a objetos. Que permite el desarrollo</text:p>
      <text:p text:style-name="P4">de una aplicación para algún uso específico.</text:p>
      <text:p text:style-name="P4"/>
      <text:p text:style-name="P4">Internet: Es un método de interconexión descentralizada de redes de computadoras</text:p>
      <text:p text:style-name="P4">implementado en un conjunto de protocolos denominado TCP/IP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1.5 Referencias</text:p>
      <text:p text:style-name="P4"><text:tab/>IEEE 830 esp - http://www.ctr.unican.es/asignaturas/is1/IEEE830_esp.pdf</text:p>
      <text:p text:style-name="P4"><text:tab/></text:p>
      <text:p text:style-name="P4"/>
      <text:p text:style-name="P4"/>
      <text:p text:style-name="P10">1.6 Personal involucrado</text:p>
      <text:p text:style-name="P4"/>
      <table:table table:name="TablaUno" table:style-name="TablaUno">
        <table:table-column table:style-name="TablaUno.A"/>
        <table:table-column table:style-name="TablaUno.B"/>
        <table:table-row>
          <table:table-cell table:style-name="TablaUno.A1" office:value-type="string">
            <text:p text:style-name="P19">Nombre</text:p>
          </table:table-cell>
          <table:table-cell table:style-name="TablaUno.B1" office:value-type="string">
            <text:p text:style-name="P19">Juan Manuel Copia</text:p>
          </table:table-cell>
        </table:table-row>
        <table:table-row>
          <table:table-cell table:style-name="TablaUno.A2" office:value-type="string">
            <text:p text:style-name="P19">Rol</text:p>
          </table:table-cell>
          <table:table-cell table:style-name="TablaUno.B2" office:value-type="string">
            <text:p text:style-name="P19">Programador</text:p>
          </table:table-cell>
        </table:table-row>
        <table:table-row>
          <table:table-cell table:style-name="TablaUno.A2" office:value-type="string">
            <text:p text:style-name="P19"><text:span text:style-name="T4">Categoría</text:span> profesional</text:p>
          </table:table-cell>
          <table:table-cell table:style-name="TablaUno.B2" office:value-type="string">
            <text:p text:style-name="P20">Estudiante</text:p>
          </table:table-cell>
        </table:table-row>
        <table:table-row>
          <table:table-cell table:style-name="TablaUno.A2" office:value-type="string">
            <text:p text:style-name="P19">Responsabilidades</text:p>
          </table:table-cell>
          <table:table-cell table:style-name="TablaUno.B2" office:value-type="string">
            <text:p text:style-name="P19">Codificar la <text:span text:style-name="T5">aplicación</text:span>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Nombre</text:p>
          </table:table-cell>
          <table:table-cell table:style-name="Tabla1.B1" office:value-type="string">
            <text:p text:style-name="P19"><text:span text:style-name="T5">Nicolás</text:span> Fraschetti</text:p>
          </table:table-cell>
        </table:table-row>
        <table:table-row>
          <table:table-cell table:style-name="Tabla1.A2" office:value-type="string">
            <text:p text:style-name="P19">Rol</text:p>
          </table:table-cell>
          <table:table-cell table:style-name="Tabla1.B2" office:value-type="string">
            <text:p text:style-name="P19">Programador</text:p>
          </table:table-cell>
        </table:table-row>
        <table:table-row>
          <table:table-cell table:style-name="Tabla1.A2" office:value-type="string">
            <text:p text:style-name="P19">Categoria profesional</text:p>
          </table:table-cell>
          <table:table-cell table:style-name="Tabla1.B2" office:value-type="string">
            <text:p text:style-name="P20">Estudiante</text:p>
          </table:table-cell>
        </table:table-row>
        <table:table-row>
          <table:table-cell table:style-name="Tabla1.A2" office:value-type="string">
            <text:p text:style-name="P19">Responsabilidades</text:p>
          </table:table-cell>
          <table:table-cell table:style-name="Tabla1.B2" office:value-type="string">
            <text:p text:style-name="P19">Codificar la <text:span text:style-name="T5">aplicación</text:span>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Nombre</text:p>
          </table:table-cell>
          <table:table-cell table:style-name="Tabla2.B1" office:value-type="string">
            <text:p text:style-name="P19">Sebastian Fischer</text:p>
          </table:table-cell>
        </table:table-row>
        <table:table-row>
          <table:table-cell table:style-name="Tabla2.A2" office:value-type="string">
            <text:p text:style-name="P19">Rol</text:p>
          </table:table-cell>
          <table:table-cell table:style-name="Tabla2.B2" office:value-type="string">
            <text:p text:style-name="P19">Programador</text:p>
          </table:table-cell>
        </table:table-row>
        <table:table-row>
          <table:table-cell table:style-name="Tabla2.A2" office:value-type="string">
            <text:p text:style-name="P19">Categoria profesional</text:p>
          </table:table-cell>
          <table:table-cell table:style-name="Tabla2.B2" office:value-type="string">
            <text:p text:style-name="P20">Estudiante</text:p>
          </table:table-cell>
        </table:table-row>
        <table:table-row>
          <table:table-cell table:style-name="Tabla2.A2" office:value-type="string">
            <text:p text:style-name="P19">Responsabilidades</text:p>
          </table:table-cell>
          <table:table-cell table:style-name="Tabla2.B2" office:value-type="string">
            <text:p text:style-name="P19">Codificar la <text:span text:style-name="T5">aplicación</text:span></text:p>
          </table:table-cell>
        </table:table-row>
      </table:table>
      <text:p text:style-name="P4"/>
      <text:p text:style-name="P4"/>
      <text:p text:style-name="P11">1.7 Visión global</text:p>
      <text:p text:style-name="P7">En el presente documento se encontrará la información acerca de las</text:p>
      <text:p text:style-name="P7">características del producto de software, interfases del usuario, interfases del</text:p>
      <text:p text:style-name="P7">sistema, características de los usuarios, descripción de los requerimientos</text:p>
      <text:p text:style-name="P7">funcionales, no funcionales y del sistem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3 Requerimientos específicos</text:p>
      <text:p text:style-name="P7"/>
      <text:p text:style-name="P7"/>
      <text:p text:style-name="P11">3.2 Requerimientos funcionales</text:p>
      <text:p text:style-name="P11"/>
      <text:p text:style-name="P7"><text:tab/><text:span text:style-name="T2">Funcionalidades del usuario</text:span></text:p>
      <text:list xml:id="list6533822955722602672" text:style-name="L3">
        <text:list-item>
          <text:p text:style-name="P26">Creación de usuario y contraseña: <text:span text:style-name="T1">Como usuario quiero t</text:span>ener la posibilidad de crear un usuario y contraseña propio para acceder al juego. </text:p>
        </text:list-item>
        <text:list-item>
          <text:p text:style-name="P27">Inicio de sesión: <text:s/>Como usuario ya registrado en el juego quiero tener la posibilidad de ingresar en la aplicación a través de mi usuario y contraseña <text:span text:style-name="T7">para poder identificarme.</text:span></text:p>
        </text:list-item>
        <text:list-item>
          <text:p text:style-name="P30">Ver opciones de respuesta: Como usuario quiero que el sistema me muestre un listado de opciones de respuesta para <text:s/><text:span text:style-name="T6">responder </text:span>la pregunta actual.</text:p>
        </text:list-item>
        <text:list-item>
          <text:p text:style-name="P30">Seleccionar categoría de preguntas: Como usuario quiero poder elegir una <text:span text:style-name="T5">categoría</text:span> de preguntas</text:p>
        </text:list-item>
        <text:list-item>
          <text:p text:style-name="P30">Abandonar una partida: Como usuario quiero poder abandonar una partida cuando lo desee</text:p>
        </text:list-item>
        <text:list-item>
          <text:p text:style-name="P32">Ver respuestas: Como usuario quiero saber si mi respuesta fue correcta o incorrecta, y en caso de ser incorrecta, cual era la indicada. </text:p>
        </text:list-item>
        <text:list-item>
          <text:p text:style-name="P32"><text:span text:style-name="T5">Ver ranking: </text:span>Como usuario quiero ver el ranking <text:span text:style-name="T8">total</text:span> con los respectivos puntajes.</text:p>
          <text:p text:style-name="P22"/>
          <text:p text:style-name="P28"/>
          <text:p text:style-name="P33"><text:span text:style-name="T1">Funcionalidades</text:span> del Administrador</text:p>
          <text:p text:style-name="P29"/>
        </text:list-item>
        <text:list-item>
          <text:p text:style-name="P30"><text:span text:style-name="T3">Creación</text:span> de preguntas: Como administrador quiero tener la posibilidad de cargar nuevas preguntas al sistema <text:span text:style-name="T8">con sus respectivas opciones y categoria</text:span>.</text:p>
        </text:list-item>
        <text:list-item>
          <text:p text:style-name="P31"><text:span text:style-name="T8">Borrado</text:span> de preguntas: Como administrador quiero tener la posibilidad de <text:span text:style-name="T8">borrar preguntas existentes</text:span>.</text:p>
        </text:list-item>
        <text:list-item>
          <text:p text:style-name="P34">Editado de preguntas: Como administrador quiero tener la posibilidad de editar preguntas creadas.</text:p>
          <text:p text:style-name="P31"/>
        </text:list-item>
      </text:list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8:58:16.177420251</meta:creation-date>
    <dc:date>2017-05-22T23:17:23.126860944</dc:date>
    <meta:editing-duration>PT30M38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6" meta:paragraph-count="91" meta:word-count="618" meta:character-count="4167" meta:non-whitespace-character-count="3652"/>
  </office:meta>
</office:document-meta>
</file>